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3">
      <style:paragraph-properties fo:margin-top="0in" fo:margin-bottom="0in" style:contextual-spacing="false"/>
    </style:style>
    <style:style style:name="P5" style:family="paragraph" style:parent-style-name="Preformatted_20_Text" style:list-style-name="L3"/>
    <style:style style:name="P6" style:family="paragraph" style:parent-style-name="Preformatted_20_Text" style:list-style-name="L3">
      <style:paragraph-properties fo:margin-top="0in" fo:margin-bottom="0.1965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Preformatted_20_Text" style:list-style-name="L4"/>
    <style:style style:name="P10" style:family="paragraph" style:parent-style-name="Preformatted_20_Text" style:list-style-name="L4">
      <style:paragraph-properties fo:margin-top="0in" fo:margin-bottom="0.1965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Preformatted_20_Text" style:list-style-name="L5"/>
    <style:style style:name="P14" style:family="paragraph" style:parent-style-name="Preformatted_20_Text" style:list-style-name="L5">
      <style:paragraph-properties fo:margin-top="0in" fo:margin-bottom="0.1965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Preformatted_20_Text" style:list-style-name="L6"/>
    <style:style style:name="P18" style:family="paragraph" style:parent-style-name="Preformatted_20_Text" style:list-style-name="L6">
      <style:paragraph-properties fo:margin-top="0in" fo:margin-bottom="0.1965in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in" fo:margin-bottom="0in" style:contextual-spacing="false"/>
    </style:style>
    <style:style style:name="P22" style:family="paragraph" style:parent-style-name="Preformatted_20_Text" style:list-style-name="L8"/>
    <style:style style:name="P23" style:family="paragraph" style:parent-style-name="Preformatted_20_Text" style:list-style-name="L8">
      <style:paragraph-properties fo:margin-top="0in" fo:margin-bottom="0.1965in" style:contextual-spacing="false"/>
    </style:style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in" fo:margin-bottom="0in" style:contextual-spacing="false"/>
    </style:style>
    <style:style style:name="P26" style:family="paragraph" style:parent-style-name="Preformatted_20_Text" style:list-style-name="L9"/>
    <style:style style:name="P27" style:family="paragraph" style:parent-style-name="Preformatted_20_Text" style:list-style-name="L9">
      <style:paragraph-properties fo:margin-top="0in" fo:margin-bottom="0.1965in" style:contextual-spacing="false"/>
    </style:style>
    <style:style style:name="P28" style:family="paragraph" style:parent-style-name="Text_20_body" style:list-style-name="L10"/>
    <style:style style:name="P29" style:family="paragraph" style:parent-style-name="Text_20_body" style:list-style-name="L10">
      <style:paragraph-properties fo:margin-top="0in" fo:margin-bottom="0in" style:contextual-spacing="false"/>
    </style:style>
    <style:style style:name="P30" style:family="paragraph" style:parent-style-name="Preformatted_20_Text" style:list-style-name="L10"/>
    <style:style style:name="P31" style:family="paragraph" style:parent-style-name="Preformatted_20_Text" style:list-style-name="L10">
      <style:paragraph-properties fo:margin-top="0in" fo:margin-bottom="0.1965in" style:contextual-spacing="false"/>
    </style:style>
    <style:style style:name="P32" style:family="paragraph" style:parent-style-name="Text_20_body" style:list-style-name="L11"/>
    <style:style style:name="P33" style:family="paragraph" style:parent-style-name="Text_20_body" style:list-style-name="L12"/>
    <style:style style:name="P34" style:family="paragraph" style:parent-style-name="Text_20_body" style:list-style-name="L12">
      <style:paragraph-properties fo:margin-top="0in" fo:margin-bottom="0in" style:contextual-spacing="false"/>
    </style:style>
    <style:style style:name="P35" style:family="paragraph" style:parent-style-name="Preformatted_20_Text" style:list-style-name="L12"/>
    <style:style style:name="P36" style:family="paragraph" style:parent-style-name="Preformatted_20_Text" style:list-style-name="L12">
      <style:paragraph-properties fo:margin-top="0in" fo:margin-bottom="0.1965in" style:contextual-spacing="false"/>
    </style:style>
    <style:style style:name="P37" style:family="paragraph" style:parent-style-name="Text_20_body" style:list-style-name="L13"/>
    <style:style style:name="P38" style:family="paragraph" style:parent-style-name="Text_20_body" style:list-style-name="L13">
      <style:paragraph-properties fo:margin-top="0in" fo:margin-bottom="0in" style:contextual-spacing="false"/>
    </style:style>
    <style:style style:name="P39" style:family="paragraph" style:parent-style-name="Preformatted_20_Text" style:list-style-name="L13"/>
    <style:style style:name="P40" style:family="paragraph" style:parent-style-name="Preformatted_20_Text" style:list-style-name="L13">
      <style:paragraph-properties fo:margin-top="0in" fo:margin-bottom="0.1965in" style:contextual-spacing="false"/>
    </style:style>
    <style:style style:name="P41" style:family="paragraph" style:parent-style-name="Text_20_body" style:list-style-name="L14"/>
    <style:style style:name="P42" style:family="paragraph" style:parent-style-name="Text_20_body" style:list-style-name="L14">
      <style:paragraph-properties fo:margin-top="0in" fo:margin-bottom="0in" style:contextual-spacing="false"/>
    </style:style>
    <style:style style:name="P43" style:family="paragraph" style:parent-style-name="Preformatted_20_Text" style:list-style-name="L14"/>
    <style:style style:name="P44" style:family="paragraph" style:parent-style-name="Preformatted_20_Text" style:list-style-name="L14">
      <style:paragraph-properties fo:margin-top="0in" fo:margin-bottom="0.1965in" style:contextual-spacing="false"/>
    </style:style>
    <style:style style:name="P45" style:family="paragraph" style:parent-style-name="Text_20_body" style:list-style-name="L15"/>
    <style:style style:name="P46" style:family="paragraph" style:parent-style-name="Text_20_body" style:list-style-name="L15">
      <style:paragraph-properties fo:margin-top="0in" fo:margin-bottom="0in" style:contextual-spacing="false"/>
    </style:style>
    <style:style style:name="P47" style:family="paragraph" style:parent-style-name="Preformatted_20_Text" style:list-style-name="L15"/>
    <style:style style:name="P48" style:family="paragraph" style:parent-style-name="Preformatted_20_Text" style:list-style-name="L15">
      <style:paragraph-properties fo:margin-top="0in" fo:margin-bottom="0.1965in" style:contextual-spacing="false"/>
    </style:style>
    <style:style style:name="P49" style:family="paragraph" style:parent-style-name="Text_20_body" style:list-style-name="L16"/>
    <style:style style:name="P50" style:family="paragraph" style:parent-style-name="Text_20_body" style:list-style-name="L17"/>
    <style:style style:name="P51" style:family="paragraph" style:parent-style-name="Text_20_body" style:list-style-name="L18"/>
    <style:style style:name="P52" style:family="paragraph" style:parent-style-name="Text_20_body" style:list-style-name="L18">
      <style:paragraph-properties fo:margin-top="0in" fo:margin-bottom="0in" style:contextual-spacing="false"/>
    </style:style>
    <style:style style:name="P53" style:family="paragraph" style:parent-style-name="Preformatted_20_Text" style:list-style-name="L18"/>
    <style:style style:name="P54" style:family="paragraph" style:parent-style-name="Preformatted_20_Text" style:list-style-name="L18">
      <style:paragraph-properties fo:margin-top="0in" fo:margin-bottom="0.1965in" style:contextual-spacing="false"/>
    </style:style>
    <style:style style:name="P55" style:family="paragraph" style:parent-style-name="Text_20_body" style:list-style-name="L19"/>
    <style:style style:name="P56" style:family="paragraph" style:parent-style-name="Text_20_body" style:list-style-name="L19">
      <style:paragraph-properties fo:margin-top="0in" fo:margin-bottom="0in" style:contextual-spacing="false"/>
    </style:style>
    <style:style style:name="P57" style:family="paragraph" style:parent-style-name="Preformatted_20_Text" style:list-style-name="L19"/>
    <style:style style:name="P58" style:family="paragraph" style:parent-style-name="Preformatted_20_Text" style:list-style-name="L19">
      <style:paragraph-properties fo:margin-top="0in" fo:margin-bottom="0.1965in" style:contextual-spacing="false"/>
    </style:style>
    <style:style style:name="P59" style:family="paragraph" style:parent-style-name="Text_20_body" style:list-style-name="L20"/>
    <style:style style:name="P60" style:family="paragraph" style:parent-style-name="Text_20_body" style:list-style-name="L20">
      <style:paragraph-properties fo:margin-top="0in" fo:margin-bottom="0in" style:contextual-spacing="false"/>
    </style:style>
    <style:style style:name="P61" style:family="paragraph" style:parent-style-name="Preformatted_20_Text" style:list-style-name="L20"/>
    <style:style style:name="P62" style:family="paragraph" style:parent-style-name="Preformatted_20_Text" style:list-style-name="L20">
      <style:paragraph-properties fo:margin-top="0in" fo:margin-bottom="0.1965in" style:contextual-spacing="false"/>
    </style:style>
    <style:style style:name="P63" style:family="paragraph" style:parent-style-name="Text_20_body" style:list-style-name="L21"/>
    <style:style style:name="P64" style:family="paragraph" style:parent-style-name="Text_20_body" style:list-style-name="L21">
      <style:paragraph-properties fo:margin-top="0in" fo:margin-bottom="0in" style:contextual-spacing="false"/>
    </style:style>
    <style:style style:name="P65" style:family="paragraph" style:parent-style-name="Preformatted_20_Text" style:list-style-name="L21"/>
    <style:style style:name="P66" style:family="paragraph" style:parent-style-name="Preformatted_20_Text" style:list-style-name="L21">
      <style:paragraph-properties fo:margin-top="0in" fo:margin-bottom="0.1965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Java Control Statements: Teaching Guide</text:span></text:h>
      <text:h text:style-name="Heading_20_4" text:outline-level="4"><text:span text:style-name="Strong_20_Emphasis">1. Introduction to Control Statements</text:span></text:h>
      <text:list text:style-name="L1">
        <text:list-item>
          <text:p text:style-name="P1"><text:span text:style-name="Strong_20_Emphasis">Definition</text:span>: Control statements are used to control the flow of execution in a program based on certain conditions or loops.</text:p>
        </text:list-item>
        <text:list-item>
          <text:p text:style-name="P1"><text:span text:style-name="Strong_20_Emphasis">Purpose</text:span>: They help in decision-making, repeating tasks, and branching logic.</text:p>
        </text:list-item>
        <text:list-item>
          <text:p text:style-name="P1"><text:span text:style-name="Strong_20_Emphasis">Categories of Control Statements</text:span>:</text:p>
          <text:list>
            <text:list-item>
              <text:p text:style-name="P1"><text:span text:style-name="Strong_20_Emphasis">Decision-Making Statements</text:span>:</text:p>
              <text:list>
                <text:list-item>
                  <text:p text:style-name="P1"><text:span text:style-name="Source_20_Text">if</text:span>, <text:span text:style-name="Source_20_Text">if-else</text:span>, <text:span text:style-name="Source_20_Text">if-else-if</text:span>, <text:span text:style-name="Source_20_Text">switch</text:span></text:p>
                </text:list-item>
              </text:list>
            </text:list-item>
            <text:list-item>
              <text:p text:style-name="P1"><text:span text:style-name="Strong_20_Emphasis">Looping Statements</text:span>:</text:p>
              <text:list>
                <text:list-item>
                  <text:p text:style-name="P1"><text:span text:style-name="Source_20_Text">for</text:span>, <text:span text:style-name="Source_20_Text">while</text:span>, <text:span text:style-name="Source_20_Text">do-while</text:span></text:p>
                </text:list-item>
              </text:list>
            </text:list-item>
            <text:list-item>
              <text:p text:style-name="P1"><text:span text:style-name="Strong_20_Emphasis">Branching Statements</text:span>:</text:p>
              <text:list>
                <text:list-item>
                  <text:p text:style-name="P1"><text:span text:style-name="Source_20_Text">break</text:span>, <text:span text:style-name="Source_20_Text">continue</text:span>, <text:span text:style-name="Source_20_Text">return</text:span>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2. Decision-Making Statements</text:span></text:h>
      <text:list text:style-name="L2">
        <text:list-item>
          <text:p text:style-name="P2"><text:span text:style-name="Strong_20_Emphasis">Purpose</text:span>: Execute a block of code based on a condition.</text:p>
        </text:list-item>
      </text:list>
      <text:h text:style-name="Heading_20_5" text:outline-level="5"><text:span text:style-name="Strong_20_Emphasis">2.1 </text:span><text:span text:style-name="Strong_20_Emphasis"><text:span text:style-name="Source_20_Text">if</text:span></text:span><text:span text:style-name="Strong_20_Emphasis"> Statement</text:span></text:h>
      <text:list text:style-name="L3">
        <text:list-item>
          <text:p text:style-name="P3">Syntax:</text:p>
          <text:p text:style-name="P4">java</text:p>
          <text:p text:style-name="P3">Copy</text:p>
          <text:p text:style-name="P5">if (condition) {</text:p>
          <text:p text:style-name="P5"><text:s text:c="4"/>// Code to execute if condition is true</text:p>
          <text:p text:style-name="P6">}</text:p>
        </text:list-item>
        <text:list-item>
          <text:p text:style-name="P3">Example:</text:p>
          <text:p text:style-name="P4">java</text:p>
          <text:p text:style-name="P3">Copy</text:p>
          <text:p text:style-name="P5">int age = 18;</text:p>
          <text:p text:style-name="P5">if (age &gt;= 18) {</text:p>
          <text:p text:style-name="P5"><text:s text:c="4"/>System.out.println("You are eligible to vote.");</text:p>
          <text:p text:style-name="P6">}</text:p>
        </text:list-item>
      </text:list>
      <text:h text:style-name="Heading_20_5" text:outline-level="5"><text:span text:style-name="Strong_20_Emphasis">2.2 </text:span><text:span text:style-name="Strong_20_Emphasis"><text:span text:style-name="Source_20_Text">if-else</text:span></text:span><text:span text:style-name="Strong_20_Emphasis"> Statement</text:span></text:h>
      <text:list text:style-name="L4">
        <text:list-item>
          <text:p text:style-name="P7">Syntax:</text:p>
          <text:p text:style-name="P8">java</text:p>
          <text:p text:style-name="P7">Copy</text:p>
          <text:p text:style-name="P9">if (condition) {</text:p>
          <text:p text:style-name="P9"><text:s text:c="4"/>// Code to execute if condition is true</text:p>
          <text:p text:style-name="P9">} else {</text:p>
          <text:p text:style-name="P9"><text:soft-page-break/><text:s text:c="4"/>// Code to execute if condition is false</text:p>
          <text:p text:style-name="P10">}</text:p>
        </text:list-item>
        <text:list-item>
          <text:p text:style-name="P7">Example:</text:p>
          <text:p text:style-name="P8">java</text:p>
          <text:p text:style-name="P7">Copy</text:p>
          <text:p text:style-name="P9">int age = 16;</text:p>
          <text:p text:style-name="P9">if (age &gt;= 18) {</text:p>
          <text:p text:style-name="P9"><text:s text:c="4"/>System.out.println("You are eligible to vote.");</text:p>
          <text:p text:style-name="P9">} else {</text:p>
          <text:p text:style-name="P9"><text:s text:c="4"/>System.out.println("You are not eligible to vote.");</text:p>
          <text:p text:style-name="P10">}</text:p>
        </text:list-item>
      </text:list>
      <text:h text:style-name="Heading_20_5" text:outline-level="5"><text:span text:style-name="Strong_20_Emphasis">2.3 </text:span><text:span text:style-name="Strong_20_Emphasis"><text:span text:style-name="Source_20_Text">if-else-if</text:span></text:span><text:span text:style-name="Strong_20_Emphasis"> Ladder</text:span></text:h>
      <text:list text:style-name="L5">
        <text:list-item>
          <text:p text:style-name="P11">Syntax:</text:p>
          <text:p text:style-name="P12">java</text:p>
          <text:p text:style-name="P11">Copy</text:p>
          <text:p text:style-name="P13">if (condition1) {</text:p>
          <text:p text:style-name="P13"><text:s text:c="4"/>// Code to execute if condition1 is true</text:p>
          <text:p text:style-name="P13">} else if (condition2) {</text:p>
          <text:p text:style-name="P13"><text:s text:c="4"/>// Code to execute if condition2 is true</text:p>
          <text:p text:style-name="P13">} else {</text:p>
          <text:p text:style-name="P13"><text:s text:c="4"/>// Code to execute if all conditions are false</text:p>
          <text:p text:style-name="P14">}</text:p>
        </text:list-item>
        <text:list-item>
          <text:p text:style-name="P11">Example:</text:p>
          <text:p text:style-name="P12">java</text:p>
          <text:p text:style-name="P11">Copy</text:p>
          <text:p text:style-name="P13">int marks = 85;</text:p>
          <text:p text:style-name="P13">if (marks &gt;= 90) {</text:p>
          <text:p text:style-name="P13"><text:s text:c="4"/>System.out.println("Grade: A");</text:p>
          <text:p text:style-name="P13">} else if (marks &gt;= 80) {</text:p>
          <text:p text:style-name="P13"><text:s text:c="4"/>System.out.println("Grade: B");</text:p>
          <text:p text:style-name="P13">} else if (marks &gt;= 70) {</text:p>
          <text:p text:style-name="P13"><text:s text:c="4"/>System.out.println("Grade: C");</text:p>
          <text:p text:style-name="P13">} else {</text:p>
          <text:p text:style-name="P13"><text:s text:c="4"/>System.out.println("Grade: D");</text:p>
          <text:p text:style-name="P14">}</text:p>
        </text:list-item>
      </text:list>
      <text:h text:style-name="Heading_20_5" text:outline-level="5"><text:span text:style-name="Strong_20_Emphasis">2.4 </text:span><text:span text:style-name="Strong_20_Emphasis"><text:span text:style-name="Source_20_Text">switch</text:span></text:span><text:span text:style-name="Strong_20_Emphasis"> Statement</text:span></text:h>
      <text:list text:style-name="L6">
        <text:list-item>
          <text:p text:style-name="P15">Syntax:</text:p>
          <text:p text:style-name="P16">java</text:p>
          <text:p text:style-name="P15">Copy</text:p>
          <text:p text:style-name="P17">switch (expression) {</text:p>
          <text:p text:style-name="P17"><text:s text:c="4"/>case value1:</text:p>
          <text:p text:style-name="P17"><text:s text:c="8"/>// Code to execute if expression == value1</text:p>
          <text:p text:style-name="P17"><text:s text:c="8"/>break;</text:p>
          <text:p text:style-name="P17"><text:s text:c="4"/>case value2:</text:p>
          <text:p text:style-name="P17"><text:s text:c="8"/>// Code to execute if expression == value2</text:p>
          <text:p text:style-name="P17"><text:s text:c="8"/>break;</text:p>
          <text:p text:style-name="P17"><text:s text:c="4"/>default:</text:p>
          <text:p text:style-name="P17"><text:soft-page-break/><text:s text:c="8"/>// Code to execute if no case matches</text:p>
          <text:p text:style-name="P18">}</text:p>
        </text:list-item>
        <text:list-item>
          <text:p text:style-name="P15">Example:</text:p>
          <text:p text:style-name="P16">java</text:p>
          <text:p text:style-name="P15">Copy</text:p>
          <text:p text:style-name="P17">int day = 3;</text:p>
          <text:p text:style-name="P17">switch (day) {</text:p>
          <text:p text:style-name="P17"><text:s text:c="4"/>case 1:</text:p>
          <text:p text:style-name="P17"><text:s text:c="8"/>System.out.println("Monday");</text:p>
          <text:p text:style-name="P17"><text:s text:c="8"/>break;</text:p>
          <text:p text:style-name="P17"><text:s text:c="4"/>case 2:</text:p>
          <text:p text:style-name="P17"><text:s text:c="8"/>System.out.println("Tuesday");</text:p>
          <text:p text:style-name="P17"><text:s text:c="8"/>break;</text:p>
          <text:p text:style-name="P17"><text:s text:c="4"/>case 3:</text:p>
          <text:p text:style-name="P17"><text:s text:c="8"/>System.out.println("Wednesday");</text:p>
          <text:p text:style-name="P17"><text:s text:c="8"/>break;</text:p>
          <text:p text:style-name="P17"><text:s text:c="4"/>default:</text:p>
          <text:p text:style-name="P17"><text:s text:c="8"/>System.out.println("Invalid day");</text:p>
          <text:p text:style-name="P18">}</text:p>
        </text:list-item>
      </text:list>
      <text:p text:style-name="Horizontal_20_Line"/>
      <text:h text:style-name="Heading_20_4" text:outline-level="4"><text:span text:style-name="Strong_20_Emphasis">3. Looping Statements</text:span></text:h>
      <text:list text:style-name="L7">
        <text:list-item>
          <text:p text:style-name="P19"><text:span text:style-name="Strong_20_Emphasis">Purpose</text:span>: Execute a block of code repeatedly.</text:p>
        </text:list-item>
      </text:list>
      <text:h text:style-name="Heading_20_5" text:outline-level="5"><text:span text:style-name="Strong_20_Emphasis">3.1 </text:span><text:span text:style-name="Strong_20_Emphasis"><text:span text:style-name="Source_20_Text">for</text:span></text:span><text:span text:style-name="Strong_20_Emphasis"> Loop</text:span></text:h>
      <text:list text:style-name="L8">
        <text:list-item>
          <text:p text:style-name="P20">Syntax:</text:p>
          <text:p text:style-name="P21">java</text:p>
          <text:p text:style-name="P20">Copy</text:p>
          <text:p text:style-name="P22">for (initialization; condition; update) {</text:p>
          <text:p text:style-name="P22"><text:s text:c="4"/>// Code to execute repeatedly</text:p>
          <text:p text:style-name="P23">}</text:p>
        </text:list-item>
        <text:list-item>
          <text:p text:style-name="P20">Example:</text:p>
          <text:p text:style-name="P21">java</text:p>
          <text:p text:style-name="P20">Copy</text:p>
          <text:p text:style-name="P22">for (int i = 1; i &lt;= 5; i++) {</text:p>
          <text:p text:style-name="P22"><text:s text:c="4"/>System.out.println("Iteration: " + i);</text:p>
          <text:p text:style-name="P23">}</text:p>
        </text:list-item>
      </text:list>
      <text:h text:style-name="Heading_20_5" text:outline-level="5"><text:span text:style-name="Strong_20_Emphasis">3.2 </text:span><text:span text:style-name="Strong_20_Emphasis"><text:span text:style-name="Source_20_Text">while</text:span></text:span><text:span text:style-name="Strong_20_Emphasis"> Loop</text:span></text:h>
      <text:list text:style-name="L9">
        <text:list-item>
          <text:p text:style-name="P24">Syntax:</text:p>
          <text:p text:style-name="P25">java</text:p>
          <text:p text:style-name="P24">Copy</text:p>
          <text:p text:style-name="P26">while (condition) {</text:p>
          <text:p text:style-name="P26"><text:s text:c="4"/>// Code to execute repeatedly</text:p>
          <text:p text:style-name="P27">}</text:p>
        </text:list-item>
        <text:list-item>
          <text:p text:style-name="P24">Example:</text:p>
          <text:p text:style-name="P25"><text:soft-page-break/>java</text:p>
          <text:p text:style-name="P24">Copy</text:p>
          <text:p text:style-name="P26">int i = 1;</text:p>
          <text:p text:style-name="P26">while (i &lt;= 5) {</text:p>
          <text:p text:style-name="P26"><text:s text:c="4"/>System.out.println("Iteration: " + i);</text:p>
          <text:p text:style-name="P26"><text:s text:c="4"/>i++;</text:p>
          <text:p text:style-name="P27">}</text:p>
        </text:list-item>
      </text:list>
      <text:h text:style-name="Heading_20_5" text:outline-level="5"><text:span text:style-name="Strong_20_Emphasis">3.3 </text:span><text:span text:style-name="Strong_20_Emphasis"><text:span text:style-name="Source_20_Text">do-while</text:span></text:span><text:span text:style-name="Strong_20_Emphasis"> Loop</text:span></text:h>
      <text:list text:style-name="L10">
        <text:list-item>
          <text:p text:style-name="P28">Syntax:</text:p>
          <text:p text:style-name="P29">java</text:p>
          <text:p text:style-name="P28">Copy</text:p>
          <text:p text:style-name="P30">do {</text:p>
          <text:p text:style-name="P30"><text:s text:c="4"/>// Code to execute repeatedly</text:p>
          <text:p text:style-name="P31">} while (condition);</text:p>
        </text:list-item>
        <text:list-item>
          <text:p text:style-name="P28">Example:</text:p>
          <text:p text:style-name="P29">java</text:p>
          <text:p text:style-name="P28">Copy</text:p>
          <text:p text:style-name="P30">int i = 1;</text:p>
          <text:p text:style-name="P30">do {</text:p>
          <text:p text:style-name="P30"><text:s text:c="4"/>System.out.println("Iteration: " + i);</text:p>
          <text:p text:style-name="P30"><text:s text:c="4"/>i++;</text:p>
          <text:p text:style-name="P31">} while (i &lt;= 5);</text:p>
        </text:list-item>
      </text:list>
      <text:p text:style-name="Horizontal_20_Line"/>
      <text:h text:style-name="Heading_20_4" text:outline-level="4"><text:span text:style-name="Strong_20_Emphasis">4. Branching Statements</text:span></text:h>
      <text:list text:style-name="L11">
        <text:list-item>
          <text:p text:style-name="P32"><text:span text:style-name="Strong_20_Emphasis">Purpose</text:span>: Alter the flow of execution.</text:p>
        </text:list-item>
      </text:list>
      <text:h text:style-name="Heading_20_5" text:outline-level="5"><text:span text:style-name="Strong_20_Emphasis">4.1 </text:span><text:span text:style-name="Strong_20_Emphasis"><text:span text:style-name="Source_20_Text">break</text:span></text:span><text:span text:style-name="Strong_20_Emphasis"> Statement</text:span></text:h>
      <text:list text:style-name="L12">
        <text:list-item>
          <text:p text:style-name="P33">Exits a loop or <text:span text:style-name="Source_20_Text">switch</text:span> statement.</text:p>
        </text:list-item>
        <text:list-item>
          <text:p text:style-name="P33">Example:</text:p>
          <text:p text:style-name="P34">java</text:p>
          <text:p text:style-name="P33">Copy</text:p>
          <text:p text:style-name="P35">for (int i = 1; i &lt;= 10; i++) {</text:p>
          <text:p text:style-name="P35"><text:s text:c="4"/>if (i == 5) {</text:p>
          <text:p text:style-name="P35"><text:s text:c="8"/>break; // Exit the loop when i == 5</text:p>
          <text:p text:style-name="P35"><text:s text:c="4"/>}</text:p>
          <text:p text:style-name="P35"><text:s text:c="4"/>System.out.println(i);</text:p>
          <text:p text:style-name="P36">}</text:p>
        </text:list-item>
      </text:list>
      <text:h text:style-name="Heading_20_5" text:outline-level="5"><text:span text:style-name="Strong_20_Emphasis">4.2 </text:span><text:span text:style-name="Strong_20_Emphasis"><text:span text:style-name="Source_20_Text">continue</text:span></text:span><text:span text:style-name="Strong_20_Emphasis"> Statement</text:span></text:h>
      <text:list text:style-name="L13">
        <text:list-item>
          <text:p text:style-name="P37">Skips the current iteration of a loop and proceeds to the next iteration.</text:p>
        </text:list-item>
        <text:list-item>
          <text:p text:style-name="P37">Example:</text:p>
          <text:p text:style-name="P38">java</text:p>
          <text:p text:style-name="P37"><text:soft-page-break/>Copy</text:p>
          <text:p text:style-name="P39">for (int i = 1; i &lt;= 5; i++) {</text:p>
          <text:p text:style-name="P39"><text:s text:c="4"/>if (i == 3) {</text:p>
          <text:p text:style-name="P39"><text:s text:c="8"/>continue; // Skip iteration when i == 3</text:p>
          <text:p text:style-name="P39"><text:s text:c="4"/>}</text:p>
          <text:p text:style-name="P39"><text:s text:c="4"/>System.out.println(i);</text:p>
          <text:p text:style-name="P40">}</text:p>
        </text:list-item>
      </text:list>
      <text:h text:style-name="Heading_20_5" text:outline-level="5"><text:span text:style-name="Strong_20_Emphasis">4.3 </text:span><text:span text:style-name="Strong_20_Emphasis"><text:span text:style-name="Source_20_Text">return</text:span></text:span><text:span text:style-name="Strong_20_Emphasis"> Statement</text:span></text:h>
      <text:list text:style-name="L14">
        <text:list-item>
          <text:p text:style-name="P41">Exits a method and optionally returns a value.</text:p>
        </text:list-item>
        <text:list-item>
          <text:p text:style-name="P41">Example:</text:p>
          <text:p text:style-name="P42">java</text:p>
          <text:p text:style-name="P41">Copy</text:p>
          <text:p text:style-name="P43">public int add(int a, int b) {</text:p>
          <text:p text:style-name="P43"><text:s text:c="4"/>return a + b; // Return the sum of a and b</text:p>
          <text:p text:style-name="P44">}</text:p>
        </text:list-item>
      </text:list>
      <text:p text:style-name="Horizontal_20_Line"/>
      <text:h text:style-name="Heading_20_4" text:outline-level="4"><text:span text:style-name="Strong_20_Emphasis">5. Nested Control Statements</text:span></text:h>
      <text:list text:style-name="L15">
        <text:list-item>
          <text:p text:style-name="P45"><text:span text:style-name="Strong_20_Emphasis">Concept</text:span>: Control statements can be nested inside each other.</text:p>
        </text:list-item>
        <text:list-item>
          <text:p text:style-name="P45">Example:</text:p>
          <text:p text:style-name="P46">java</text:p>
          <text:p text:style-name="P45">Copy</text:p>
          <text:p text:style-name="P47">for (int i = 1; i &lt;= 3; i++) {</text:p>
          <text:p text:style-name="P47"><text:s text:c="4"/>for (int j = 1; j &lt;= 3; j++) {</text:p>
          <text:p text:style-name="P47"><text:s text:c="8"/>System.out.println("i: " + i + ", j: " + j);</text:p>
          <text:p text:style-name="P47"><text:s text:c="4"/>}</text:p>
          <text:p text:style-name="P48">}</text:p>
        </text:list-item>
      </text:list>
      <text:p text:style-name="Horizontal_20_Line"/>
      <text:h text:style-name="Heading_20_4" text:outline-level="4"><text:span text:style-name="Strong_20_Emphasis">6. Practice Exercises</text:span></text:h>
      <text:list text:style-name="L16">
        <text:list-item>
          <text:p text:style-name="P49">Write a program to check if a number is positive, negative, or zero using <text:span text:style-name="Source_20_Text">if-else</text:span>.</text:p>
        </text:list-item>
        <text:list-item>
          <text:p text:style-name="P49">Use a <text:span text:style-name="Source_20_Text">switch</text:span> statement to print the day of the week based on a number (1-7).</text:p>
        </text:list-item>
        <text:list-item>
          <text:p text:style-name="P49">Write a program to print the first 10 natural numbers using a <text:span text:style-name="Source_20_Text">for</text:span> loop.</text:p>
        </text:list-item>
        <text:list-item>
          <text:p text:style-name="P49">Use a <text:span text:style-name="Source_20_Text">while</text:span> loop to find the factorial of a number.</text:p>
        </text:list-item>
        <text:list-item>
          <text:p text:style-name="P49">Write a program to print all even numbers between 1 and 20 using <text:span text:style-name="Source_20_Text">continue</text:span>.</text:p>
        </text:list-item>
      </text:list>
      <text:p text:style-name="Horizontal_20_Line"/>
      <text:h text:style-name="Heading_20_4" text:outline-level="4"><text:span text:style-name="Strong_20_Emphasis">7. Common Mistakes to Highlight</text:span></text:h>
      <text:list text:style-name="L17">
        <text:list-item>
          <text:p text:style-name="P50">Forgetting to use <text:span text:style-name="Source_20_Text">break</text:span> in <text:span text:style-name="Source_20_Text">switch</text:span> statements (causing fall-through).</text:p>
        </text:list-item>
        <text:list-item>
          <text:p text:style-name="P50">Infinite loops due to incorrect loop conditions.</text:p>
        </text:list-item>
        <text:list-item>
          <text:p text:style-name="P50"><text:soft-page-break/>Misusing <text:span text:style-name="Source_20_Text">==</text:span> instead of <text:span text:style-name="Source_20_Text">.equals()</text:span> for string comparison in <text:span text:style-name="Source_20_Text">if</text:span> statements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Strong_20_Emphasis">Homework on Java Control Statements</text:span></text:h>
      <text:h text:style-name="Heading_20_4" text:outline-level="4"><text:span text:style-name="Strong_20_Emphasis">Beginner Level</text:span></text:h>
      <text:list text:style-name="L18">
        <text:list-item>
          <text:p text:style-name="P51"><text:span text:style-name="Strong_20_Emphasis"><text:span text:style-name="Source_20_Text">if-else</text:span></text:span><text:span text:style-name="Strong_20_Emphasis"> Statement</text:span>:</text:p>
          <text:list>
            <text:list-item>
              <text:p text:style-name="P51">Write a program to check if a number is even or odd using an <text:span text:style-name="Source_20_Text">if-else</text:span> statement.</text:p>
            </text:list-item>
            <text:list-item>
              <text:p text:style-name="P51">Example:</text:p>
              <text:p text:style-name="P52">java</text:p>
              <text:p text:style-name="P51">Copy</text:p>
              <text:p text:style-name="P53">int num = 7;</text:p>
              <text:p text:style-name="P53">if (num % 2 == 0) {</text:p>
              <text:p text:style-name="P53"><text:s text:c="4"/>System.out.println("Even");</text:p>
              <text:p text:style-name="P53">} else {</text:p>
              <text:p text:style-name="P53"><text:s text:c="4"/>System.out.println("Odd");</text:p>
              <text:p text:style-name="P54">}</text:p>
            </text:list-item>
          </text:list>
        </text:list-item>
        <text:list-item>
          <text:p text:style-name="P51"><text:span text:style-name="Strong_20_Emphasis"><text:span text:style-name="Source_20_Text">switch</text:span></text:span><text:span text:style-name="Strong_20_Emphasis"> Statement</text:span>:</text:p>
          <text:list>
            <text:list-item>
              <text:p text:style-name="P51">Write a program to print the name of the month based on a number (1-12) using a <text:span text:style-name="Source_20_Text">switch</text:span> statement.</text:p>
            </text:list-item>
            <text:list-item>
              <text:p text:style-name="P51">Example:</text:p>
              <text:p text:style-name="P52">java</text:p>
              <text:p text:style-name="P51">Copy</text:p>
              <text:p text:style-name="P53">int month = 3;</text:p>
              <text:p text:style-name="P53">switch (month) {</text:p>
              <text:p text:style-name="P53"><text:s text:c="4"/>case 1: System.out.println("January"); break;</text:p>
              <text:p text:style-name="P53"><text:s text:c="4"/>case 2: System.out.println("February"); break;</text:p>
              <text:p text:style-name="P53"><text:s text:c="4"/>case 3: System.out.println("March"); break;</text:p>
              <text:p text:style-name="P53"><text:s text:c="4"/>// Add cases for other months</text:p>
              <text:p text:style-name="P53"><text:s text:c="4"/>default: System.out.println("Invalid month");</text:p>
              <text:p text:style-name="P54">}</text:p>
            </text:list-item>
          </text:list>
        </text:list-item>
        <text:list-item>
          <text:p text:style-name="P51"><text:span text:style-name="Strong_20_Emphasis"><text:span text:style-name="Source_20_Text">for</text:span></text:span><text:span text:style-name="Strong_20_Emphasis"> Loop</text:span>:</text:p>
          <text:list>
            <text:list-item>
              <text:p text:style-name="P51">Write a program to print the first 10 natural numbers using a <text:span text:style-name="Source_20_Text">for</text:span> loop.</text:p>
            </text:list-item>
            <text:list-item>
              <text:p text:style-name="P51">Example:</text:p>
              <text:p text:style-name="P52">java</text:p>
              <text:p text:style-name="P51">Copy</text:p>
              <text:p text:style-name="P53">for (int i = 1; i &lt;= 10; i++) {</text:p>
              <text:p text:style-name="P53"><text:s text:c="4"/>System.out.println(i);</text:p>
              <text:p text:style-name="P54">}</text:p>
            </text:list-item>
          </text:list>
        </text:list-item>
      </text:list>
      <text:p text:style-name="Horizontal_20_Line"/>
      <text:h text:style-name="Heading_20_4" text:outline-level="4"><text:span text:style-name="Strong_20_Emphasis">Intermediate Level</text:span></text:h>
      <text:list text:style-name="L19">
        <text:list-item>
          <text:p text:style-name="P55"><text:span text:style-name="Strong_20_Emphasis"><text:span text:style-name="Source_20_Text">while</text:span></text:span><text:span text:style-name="Strong_20_Emphasis"> Loop</text:span>:</text:p>
          <text:list>
            <text:list-item>
              <text:p text:style-name="P55">Write a program to calculate the factorial of a number using a <text:span text:style-name="Source_20_Text">while</text:span> loop.</text:p>
            </text:list-item>
            <text:list-item>
              <text:p text:style-name="P55"><text:soft-page-break/>Example:</text:p>
              <text:p text:style-name="P56">java</text:p>
              <text:p text:style-name="P55">Copy</text:p>
              <text:p text:style-name="P57">int num = 5, factorial = 1, i = 1;</text:p>
              <text:p text:style-name="P57">while (i &lt;= num) {</text:p>
              <text:p text:style-name="P57"><text:s text:c="4"/>factorial *= i;</text:p>
              <text:p text:style-name="P57"><text:s text:c="4"/>i++;</text:p>
              <text:p text:style-name="P57">}</text:p>
              <text:p text:style-name="P58">System.out.println("Factorial of " + num + " is " + factorial);</text:p>
            </text:list-item>
          </text:list>
        </text:list-item>
        <text:list-item>
          <text:p text:style-name="P55"><text:span text:style-name="Strong_20_Emphasis"><text:span text:style-name="Source_20_Text">do-while</text:span></text:span><text:span text:style-name="Strong_20_Emphasis"> Loop</text:span>:</text:p>
          <text:list>
            <text:list-item>
              <text:p text:style-name="P55">Write a program to print numbers from 1 to 5 using a <text:span text:style-name="Source_20_Text">do-while</text:span> loop.</text:p>
            </text:list-item>
            <text:list-item>
              <text:p text:style-name="P55">Example:</text:p>
              <text:p text:style-name="P56">java</text:p>
              <text:p text:style-name="P55">Copy</text:p>
              <text:p text:style-name="P57">int i = 1;</text:p>
              <text:p text:style-name="P57">do {</text:p>
              <text:p text:style-name="P57"><text:s text:c="4"/>System.out.println(i);</text:p>
              <text:p text:style-name="P57"><text:s text:c="4"/>i++;</text:p>
              <text:p text:style-name="P58">} while (i &lt;= 5);</text:p>
            </text:list-item>
          </text:list>
        </text:list-item>
        <text:list-item>
          <text:p text:style-name="P55"><text:span text:style-name="Strong_20_Emphasis">Nested Loops</text:span>:</text:p>
          <text:list>
            <text:list-item>
              <text:p text:style-name="P55">Write a program to print a multiplication table (up to 10) for a given number using nested <text:span text:style-name="Source_20_Text">for</text:span> loops.</text:p>
            </text:list-item>
            <text:list-item>
              <text:p text:style-name="P55">Example:</text:p>
              <text:p text:style-name="P56">java</text:p>
              <text:p text:style-name="P55">Copy</text:p>
              <text:p text:style-name="P57">int num = 5;</text:p>
              <text:p text:style-name="P57">for (int i = 1; i &lt;= 10; i++) {</text:p>
              <text:p text:style-name="P57"><text:s text:c="4"/>System.out.println(num + " x " + i + " = " + (num * i));</text:p>
              <text:p text:style-name="P58">}</text:p>
            </text:list-item>
          </text:list>
        </text:list-item>
      </text:list>
      <text:p text:style-name="Horizontal_20_Line"/>
      <text:h text:style-name="Heading_20_4" text:outline-level="4"><text:span text:style-name="Strong_20_Emphasis">Advanced Level</text:span></text:h>
      <text:list text:style-name="L20">
        <text:list-item>
          <text:p text:style-name="P59"><text:span text:style-name="Strong_20_Emphasis"><text:span text:style-name="Source_20_Text">break</text:span></text:span><text:span text:style-name="Strong_20_Emphasis"> Statement</text:span>:</text:p>
          <text:list>
            <text:list-item>
              <text:p text:style-name="P59">Write a program to find the first number greater than 20 that is divisible by 3 using a <text:span text:style-name="Source_20_Text">for</text:span> loop and <text:span text:style-name="Source_20_Text">break</text:span>.</text:p>
            </text:list-item>
            <text:list-item>
              <text:p text:style-name="P59">Example:</text:p>
              <text:p text:style-name="P60">java</text:p>
              <text:p text:style-name="P59">Copy</text:p>
              <text:p text:style-name="P61">for (int i = 21; ; i++) {</text:p>
              <text:p text:style-name="P61"><text:s text:c="4"/>if (i % 3 == 0) {</text:p>
              <text:p text:style-name="P61"><text:s text:c="8"/>System.out.println("First number greater than 20 divisible by 3: " + i);</text:p>
              <text:p text:style-name="P61"><text:soft-page-break/><text:s text:c="8"/>break;</text:p>
              <text:p text:style-name="P61"><text:s text:c="4"/>}</text:p>
              <text:p text:style-name="P62">}</text:p>
            </text:list-item>
          </text:list>
        </text:list-item>
        <text:list-item>
          <text:p text:style-name="P59"><text:span text:style-name="Strong_20_Emphasis"><text:span text:style-name="Source_20_Text">continue</text:span></text:span><text:span text:style-name="Strong_20_Emphasis"> Statement</text:span>:</text:p>
          <text:list>
            <text:list-item>
              <text:p text:style-name="P59">Write a program to print all numbers between 1 and 20, skipping multiples of 5 using a <text:span text:style-name="Source_20_Text">for</text:span> loop and <text:span text:style-name="Source_20_Text">continue</text:span>.</text:p>
            </text:list-item>
            <text:list-item>
              <text:p text:style-name="P59">Example:</text:p>
              <text:p text:style-name="P60">java</text:p>
              <text:p text:style-name="P59">Copy</text:p>
              <text:p text:style-name="P61">for (int i = 1; i &lt;= 20; i++) {</text:p>
              <text:p text:style-name="P61"><text:s text:c="4"/>if (i % 5 == 0) {</text:p>
              <text:p text:style-name="P61"><text:s text:c="8"/>continue; // Skip multiples of 5</text:p>
              <text:p text:style-name="P61"><text:s text:c="4"/>}</text:p>
              <text:p text:style-name="P61"><text:s text:c="4"/>System.out.println(i);</text:p>
              <text:p text:style-name="P62">}</text:p>
            </text:list-item>
          </text:list>
        </text:list-item>
        <text:list-item>
          <text:p text:style-name="P59"><text:span text:style-name="Strong_20_Emphasis"><text:span text:style-name="Source_20_Text">if-else-if</text:span></text:span><text:span text:style-name="Strong_20_Emphasis"> Ladder</text:span>:</text:p>
          <text:list>
            <text:list-item>
              <text:p text:style-name="P59">Write a program to assign grades (A, B, C, D, F) based on the following criteria:</text:p>
              <text:list>
                <text:list-item>
                  <text:p text:style-name="P59">A: 90-100</text:p>
                </text:list-item>
                <text:list-item>
                  <text:p text:style-name="P59">B: 80-89</text:p>
                </text:list-item>
                <text:list-item>
                  <text:p text:style-name="P59">C: 70-79</text:p>
                </text:list-item>
                <text:list-item>
                  <text:p text:style-name="P59">D: 60-69</text:p>
                </text:list-item>
                <text:list-item>
                  <text:p text:style-name="P59">F: Below 60</text:p>
                </text:list-item>
              </text:list>
            </text:list-item>
            <text:list-item>
              <text:p text:style-name="P59">Example:</text:p>
              <text:p text:style-name="P60">java</text:p>
              <text:p text:style-name="P59">Copy</text:p>
              <text:p text:style-name="P61">int marks = 85;</text:p>
              <text:p text:style-name="P61">if (marks &gt;= 90) {</text:p>
              <text:p text:style-name="P61"><text:s text:c="4"/>System.out.println("Grade: A");</text:p>
              <text:p text:style-name="P61">} else if (marks &gt;= 80) {</text:p>
              <text:p text:style-name="P61"><text:s text:c="4"/>System.out.println("Grade: B");</text:p>
              <text:p text:style-name="P61">} else if (marks &gt;= 70) {</text:p>
              <text:p text:style-name="P61"><text:s text:c="4"/>System.out.println("Grade: C");</text:p>
              <text:p text:style-name="P61">} else if (marks &gt;= 60) {</text:p>
              <text:p text:style-name="P61"><text:s text:c="4"/>System.out.println("Grade: D");</text:p>
              <text:p text:style-name="P61">} else {</text:p>
              <text:p text:style-name="P61"><text:s text:c="4"/>System.out.println("Grade: F");</text:p>
              <text:p text:style-name="P62">}</text:p>
            </text:list-item>
          </text:list>
        </text:list-item>
      </text:list>
      <text:p text:style-name="Horizontal_20_Line"/>
      <text:h text:style-name="Heading_20_4" text:outline-level="4"><text:span text:style-name="Strong_20_Emphasis">Challenge Problems</text:span></text:h>
      <text:list text:style-name="L21">
        <text:list-item>
          <text:p text:style-name="P63"><text:span text:style-name="Strong_20_Emphasis">Prime Number Checker</text:span>:</text:p>
          <text:list>
            <text:list-item>
              <text:p text:style-name="P63">Write a program to check if a number is prime using a <text:span text:style-name="Source_20_Text">for</text:span> loop and <text:span text:style-name="Source_20_Text">if</text:span> statements.</text:p>
            </text:list-item>
            <text:list-item>
              <text:p text:style-name="P63"><text:soft-page-break/>Example:</text:p>
              <text:p text:style-name="P64">java</text:p>
              <text:p text:style-name="P63">Copy</text:p>
              <text:p text:style-name="P65">int num = 29;</text:p>
              <text:p text:style-name="P65">boolean isPrime = true;</text:p>
              <text:p text:style-name="P65">for (int i = 2; i &lt;= num / 2; i++) {</text:p>
              <text:p text:style-name="P65"><text:s text:c="4"/>if (num % i == 0) {</text:p>
              <text:p text:style-name="P65"><text:s text:c="8"/>isPrime = false;</text:p>
              <text:p text:style-name="P65"><text:s text:c="8"/>break;</text:p>
              <text:p text:style-name="P65"><text:s text:c="4"/>}</text:p>
              <text:p text:style-name="P65">}</text:p>
              <text:p text:style-name="P65">if (isPrime) {</text:p>
              <text:p text:style-name="P65"><text:s text:c="4"/>System.out.println(num + " is a prime number.");</text:p>
              <text:p text:style-name="P65">} else {</text:p>
              <text:p text:style-name="P65"><text:s text:c="4"/>System.out.println(num + " is not a prime number.");</text:p>
              <text:p text:style-name="P66">}</text:p>
            </text:list-item>
          </text:list>
        </text:list-item>
        <text:list-item>
          <text:p text:style-name="P63"><text:span text:style-name="Strong_20_Emphasis">Fibonacci Series</text:span>:</text:p>
          <text:list>
            <text:list-item>
              <text:p text:style-name="P63">Write a program to print the first 10 numbers in the Fibonacci series using a <text:span text:style-name="Source_20_Text">for</text:span> loop.</text:p>
            </text:list-item>
            <text:list-item>
              <text:p text:style-name="P63">Example:</text:p>
              <text:p text:style-name="P64">java</text:p>
              <text:p text:style-name="P63">Copy</text:p>
              <text:p text:style-name="P65">int n1 = 0, n2 = 1;</text:p>
              <text:p text:style-name="P65">System.out.println(n1);</text:p>
              <text:p text:style-name="P65">System.out.println(n2);</text:p>
              <text:p text:style-name="P65">for (int i = 2; i &lt; 10; i++) {</text:p>
              <text:p text:style-name="P65"><text:s text:c="4"/>int n3 = n1 + n2;</text:p>
              <text:p text:style-name="P65"><text:s text:c="4"/>System.out.println(n3);</text:p>
              <text:p text:style-name="P65"><text:s text:c="4"/>n1 = n2;</text:p>
              <text:p text:style-name="P65"><text:s text:c="4"/>n2 = n3;</text:p>
              <text:p text:style-name="P66">}</text:p>
            </text:list-item>
          </text:list>
        </text:list-item>
        <text:list-item>
          <text:p text:style-name="P63"><text:span text:style-name="Strong_20_Emphasis">Pattern Printing</text:span>:</text:p>
          <text:list>
            <text:list-item>
              <text:p text:style-name="P63">Write a program to print the following pattern using nested <text:span text:style-name="Source_20_Text">for</text:span> loops:</text:p>
              <text:p text:style-name="P63">Copy</text:p>
              <text:p text:style-name="P65">*</text:p>
              <text:p text:style-name="P65">**</text:p>
              <text:p text:style-name="P65">***</text:p>
              <text:p text:style-name="P65">****</text:p>
              <text:p text:style-name="P66">*****</text:p>
            </text:list-item>
            <text:list-item>
              <text:p text:style-name="P63">Example:</text:p>
              <text:p text:style-name="P64">java</text:p>
              <text:p text:style-name="P63">Copy</text:p>
              <text:p text:style-name="P65">for (int i = 1; i &lt;= 5; i++) {</text:p>
              <text:p text:style-name="P65"><text:s text:c="4"/>for (int j = 1; j &lt;= i; j++) {</text:p>
              <text:p text:style-name="P65"><text:s text:c="8"/>System.out.print("*");</text:p>
              <text:p text:style-name="P65"><text:s text:c="4"/>}</text:p>
              <text:p text:style-name="P65"><text:s text:c="4"/>System.out.println();</text:p>
              <text:p text:style-name="P66"><text:soft-page-break/>}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6:37:15.375872333</meta:creation-date>
    <dc:date>2025-01-10T16:39:42.401441853</dc:date>
    <meta:editing-duration>PT2M27S</meta:editing-duration>
    <meta:editing-cycles>1</meta:editing-cycles>
    <meta:document-statistic meta:table-count="0" meta:image-count="0" meta:object-count="0" meta:page-count="11" meta:paragraph-count="357" meta:word-count="1675" meta:character-count="7925" meta:non-whitespace-character-count="6489"/>
    <meta:generator>LibreOffice/24.8.2.1$Linux_X86_64 LibreOffice_project/480$Build-2</meta:generator>
  </office:meta>
</office:document-meta>
</file>